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fo:font-size="11pt" fo:font-weight="normal" style:font-size-asian="11pt" style:font-weight-asian="normal" style:font-size-complex="11pt" style:font-weight-complex="normal"/>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ing Efficient Data Organization to Overcome the Bottle-Neck of Data Transfer in GPGPU</text:p>
      <text:p text:style-name="P3"/>
      <text:p text:style-name="P3">S. R. Young</text:p>
      <text:p text:style-name="P1"><text:tab/><text:span text:style-name="T1">Abstract</text:span>- A 2D physics engine written in Java using OpenCL is presented. OpenCL is a software system that describes parallel computation on CPUs and GPUs. This thesis explores the data-structures required for 2D physics engines to speed up collision detection and position updating. The highly parallel nature of physical simulation, along with it's broad use in industry and the complexity of the problem, makes it an excellent candidate for optimization on graphics hardware, and presents the challenges or minimizing data buffer siz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 Young</meta:initial-creator>
    <meta:creation-date>2014-09-09T12:48:36.70</meta:creation-date>
    <dc:date>2014-12-01T10:37:11.29</dc:date>
    <dc:creator>Scott Young</dc:creator>
    <meta:editing-duration>PT9M18S</meta:editing-duration>
    <meta:editing-cycles>3</meta:editing-cycles>
    <meta:generator>OpenOffice/4.0.1$Win32 OpenOffice.org_project/401m5$Build-9714</meta:generator>
    <meta:document-statistic meta:table-count="0" meta:image-count="0" meta:object-count="0" meta:page-count="1" meta:paragraph-count="3" meta:word-count="98" meta:character-count="637"/>
  </office:meta>
</office:document-meta>
</file>